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style:font-name="Calibri" officeooo:rsid="000df756" officeooo:paragraph-rsid="000df756"/>
    </style:style>
    <style:style style:name="P2" style:family="paragraph" style:parent-style-name="Text_20_body">
      <style:text-properties style:font-name="Calibri" officeooo:rsid="000df756" officeooo:paragraph-rsid="000df756"/>
    </style:style>
    <style:style style:name="P3" style:family="paragraph" style:parent-style-name="Text_20_body">
      <style:text-properties style:font-name="Calibri" officeooo:rsid="000e1866" officeooo:paragraph-rsid="000e1866"/>
    </style:style>
    <style:style style:name="P4" style:family="paragraph" style:parent-style-name="Text_20_body">
      <style:text-properties style:font-name="Calibri" officeooo:rsid="00097ab4" officeooo:paragraph-rsid="00097ab4"/>
    </style:style>
    <style:style style:name="P5" style:family="paragraph" style:parent-style-name="Text_20_body">
      <style:text-properties style:font-name="Calibri" officeooo:paragraph-rsid="00097ab4"/>
    </style:style>
    <style:style style:name="P6" style:family="paragraph" style:parent-style-name="Text_20_body">
      <style:text-properties style:font-name="Calibri" officeooo:paragraph-rsid="000bb077"/>
    </style:style>
    <style:style style:name="P7" style:family="paragraph" style:parent-style-name="Text_20_body">
      <style:text-properties officeooo:paragraph-rsid="00097ab4"/>
    </style:style>
    <style:style style:name="P8" style:family="paragraph" style:parent-style-name="Text_20_body">
      <style:text-properties officeooo:rsid="00137b2d" officeooo:paragraph-rsid="00137b2d"/>
    </style:style>
    <style:style style:name="P9" style:family="paragraph" style:parent-style-name="Text_20_body">
      <style:text-properties officeooo:paragraph-rsid="000bb077"/>
    </style:style>
    <style:style style:name="P10" style:family="paragraph" style:parent-style-name="Title">
      <style:text-properties style:font-name="Calibri" officeooo:rsid="00097ab4" officeooo:paragraph-rsid="00097ab4"/>
    </style:style>
    <style:style style:name="P11" style:family="paragraph" style:parent-style-name="Text_20_body">
      <style:text-properties style:font-name="Calibri" officeooo:rsid="0014c1f6" officeooo:paragraph-rsid="00137b2d"/>
    </style:style>
    <style:style style:name="P12" style:family="paragraph" style:parent-style-name="Text_20_body">
      <style:text-properties style:font-name="Calibri" officeooo:rsid="000d89c5" officeooo:paragraph-rsid="00097ab4"/>
    </style:style>
    <style:style style:name="P13" style:family="paragraph" style:parent-style-name="Text_20_body">
      <style:text-properties style:font-name="Calibri" officeooo:rsid="001709ce" officeooo:paragraph-rsid="00097ab4"/>
    </style:style>
    <style:style style:name="P14" style:family="paragraph" style:parent-style-name="Text_20_body">
      <style:text-properties style:font-name="Calibri" officeooo:rsid="000bb077" officeooo:paragraph-rsid="000bb077"/>
    </style:style>
    <style:style style:name="P15" style:family="paragraph" style:parent-style-name="Text_20_body">
      <style:text-properties officeooo:rsid="00137b2d" officeooo:paragraph-rsid="00137b2d"/>
    </style:style>
    <style:style style:name="P16" style:family="paragraph" style:parent-style-name="Text_20_body">
      <style:text-properties officeooo:paragraph-rsid="00137b2d"/>
    </style:style>
    <style:style style:name="P17" style:family="paragraph" style:parent-style-name="Text_20_body" style:list-style-name="L1">
      <style:text-properties officeooo:rsid="001a1d6f" officeooo:paragraph-rsid="001a1d6f"/>
    </style:style>
    <style:style style:name="P18" style:family="paragraph" style:parent-style-name="Text_20_body" style:list-style-name="L1">
      <style:text-properties officeooo:rsid="001bd39d" officeooo:paragraph-rsid="001bd39d"/>
    </style:style>
    <style:style style:name="P19" style:family="paragraph" style:parent-style-name="Text_20_body" style:list-style-name="L1">
      <style:text-properties officeooo:rsid="001f605f" officeooo:paragraph-rsid="001f605f"/>
    </style:style>
    <style:style style:name="P20" style:family="paragraph" style:parent-style-name="Text_20_body" style:list-style-name="L1">
      <style:text-properties officeooo:rsid="0021eb36" officeooo:paragraph-rsid="0021eb36"/>
    </style:style>
    <style:style style:name="P21" style:family="paragraph" style:parent-style-name="Text_20_body" style:list-style-name="L2">
      <style:text-properties officeooo:rsid="00226cd0" officeooo:paragraph-rsid="00226cd0"/>
    </style:style>
    <style:style style:name="P22" style:family="paragraph" style:parent-style-name="Heading_20_1" style:list-style-name="">
      <style:text-properties style:font-name="Calibri" officeooo:rsid="00097ab4" officeooo:paragraph-rsid="00097ab4"/>
    </style:style>
    <style:style style:name="P23" style:family="paragraph" style:parent-style-name="Heading_20_1">
      <style:text-properties style:font-name="Calibri" officeooo:rsid="00097ab4" officeooo:paragraph-rsid="00097ab4"/>
    </style:style>
    <style:style style:name="P24" style:family="paragraph" style:parent-style-name="Heading_20_1">
      <style:text-properties style:font-name="Calibri" officeooo:rsid="000d89c5" officeooo:paragraph-rsid="00097ab4"/>
    </style:style>
    <style:style style:name="P25" style:family="paragraph" style:parent-style-name="Heading_20_1">
      <style:text-properties style:font-name="Calibri" officeooo:rsid="000bb077" officeooo:paragraph-rsid="000bb077"/>
    </style:style>
    <style:style style:name="P26" style:family="paragraph" style:parent-style-name="Heading_20_1">
      <style:paragraph-properties fo:break-before="page"/>
      <style:text-properties style:font-name="Calibri" officeooo:rsid="000d89c5" officeooo:paragraph-rsid="00097ab4"/>
    </style:style>
    <style:style style:name="T1" style:family="text">
      <style:text-properties officeooo:rsid="000d89c5"/>
    </style:style>
    <style:style style:name="T2" style:family="text">
      <style:text-properties officeooo:rsid="000e1866"/>
    </style:style>
    <style:style style:name="T3" style:family="text">
      <style:text-properties officeooo:rsid="000f7bf8"/>
    </style:style>
    <style:style style:name="T4" style:family="text">
      <style:text-properties style:font-name="Calibri"/>
    </style:style>
    <style:style style:name="T5" style:family="text">
      <style:text-properties style:font-name="Calibri" officeooo:rsid="000d89c5"/>
    </style:style>
    <style:style style:name="T6" style:family="text">
      <style:text-properties style:font-name="Calibri" officeooo:rsid="00097ab4"/>
    </style:style>
    <style:style style:name="T7" style:family="text">
      <style:text-properties style:font-name="Calibri" officeooo:rsid="00137b2d"/>
    </style:style>
    <style:style style:name="T8" style:family="text">
      <style:text-properties style:font-name="Calibri" officeooo:rsid="00148adf"/>
    </style:style>
    <style:style style:name="T9" style:family="text">
      <style:text-properties style:font-name="Calibri" officeooo:rsid="0014c1f6"/>
    </style:style>
    <style:style style:name="T10" style:family="text">
      <style:text-properties style:font-name="Calibri" officeooo:rsid="0015f7d5"/>
    </style:style>
    <style:style style:name="T11" style:family="text">
      <style:text-properties style:font-name="Calibri" officeooo:rsid="001709ce"/>
    </style:style>
    <style:style style:name="T12" style:family="text">
      <style:text-properties style:font-name="Calibri" officeooo:rsid="000bb077"/>
    </style:style>
    <style:style style:name="T13" style:family="text">
      <style:text-properties style:font-name="Calibri" officeooo:rsid="001bd39d"/>
    </style:style>
    <style:style style:name="T14" style:family="text">
      <style:text-properties style:font-name="Calibri" officeooo:rsid="001d7534"/>
    </style:style>
    <style:style style:name="T15" style:family="text">
      <style:text-properties style:font-name="Calibri" officeooo:rsid="002246aa"/>
    </style:style>
    <style:style style:name="T16" style:family="text">
      <style:text-properties style:font-name="Calibri" officeooo:rsid="0022aa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
      <text:p text:style-name="P10"/>
      <text:p text:style-name="P10"/>
      <text:p text:style-name="P10"/>
      <text:p text:style-name="P10">Zen l’initié : Cahier des charges</text:p>
      <text:p text:style-name="P4"/>
      <text:h text:style-name="P22" text:outline-level="1"/>
      <text:h text:style-name="P26" text:outline-level="1">1) Contexte du projet:</text:h>
      <text:p text:style-name="P2">Le développement du jeu « Zen l’initié » se place dans le cadre du projet de fin de première année d’IUT informatique de Vannes.</text:p>
      <text:p text:style-name="P2">Le client, Mr.Lefèvre, Enseignant <text:span text:style-name="T2">C</text:span>hercheur de l’IUT est nostalgique <text:s/>d’un jeu <text:s/>en bois, et aimerais le voir adapté en version numérique.</text:p>
      <text:p text:style-name="P3">Ce document <text:span text:style-name="T3">a </text:span>pour but de présenter les fonctionnalité<text:span text:style-name="T3">s</text:span> du logiciel, son interface, ainsi que les modalités de test et différent<text:span text:style-name="T3">s</text:span> visuel<text:span text:style-name="T3">s </text:span>expliquant l’organisation, des tâches notamment, afin d’organiser efficacement la création du jeu <text:span text:style-name="T3">et ses différentes étapes.</text:span></text:p>
      <text:p text:style-name="P3">Le jeu est vainqueur de plusieurs prix dès <text:s/>sa sortie en 1997.</text:p>
      <text:h text:style-name="P23" text:outline-level="1"><text:span text:style-name="T1">2) </text:span>Fonctionnalités de base :</text:h>
      <text:p text:style-name="P16"><text:span text:style-name="T6">L</text:span><text:span text:style-name="T7">es fonctionnalités de base doivent permettre de jouer dans de bonnes conditions avec toutes les règles minimum. Ces fonctionnalités sont celles qui devront obligatoirement être implémentée.</text:span></text:p>
      <text:list xml:id="list1028370239" text:style-name="L2">
        <text:list-item>
          <text:p text:style-name="P21"><text:span text:style-name="T7">C</text:span><text:span text:style-name="T4">réer une version terminal, et une version graphique du jeu</text:span></text:p>
        </text:list-item>
      </text:list>
      <text:list xml:id="list2478276849" text:style-name="L1">
        <text:list-item>
          <text:p text:style-name="P17"><text:span text:style-name="T10">A</text:span><text:span text:style-name="T4">fficher un plateau de jeu </text:span><text:span text:style-name="T13">(11x11) </text:span></text:p>
        </text:list-item>
        <text:list-item>
          <text:p text:style-name="P17"><text:span text:style-name="T4">Pouvoir déplacer les pions</text:span></text:p>
        </text:list-item>
        <text:list-item>
          <text:p text:style-name="P17"><text:span text:style-name="T4">Les règles doivent toutes être implément</text:span><text:span text:style-name="T13">ée</text:span><text:span text:style-name="T16">s</text:span><text:span text:style-name="T13"> :</text:span></text:p>
          <text:list>
            <text:list-item>
              <text:p text:style-name="P18"><text:span text:style-name="T4">Les déplacements dépendent du nombre du nombre de pions sur la ligne de déplacement</text:span></text:p>
            </text:list-item>
            <text:list-item>
              <text:p text:style-name="P18"><text:span text:style-name="T4">Un pion peut passer au dessus des pions de sa couleur, mais pas au dessus des pions adverses</text:span></text:p>
            </text:list-item>
            <text:list-item>
              <text:p text:style-name="P18"><text:span text:style-name="T4">On peut prendre un pion adverse en </text:span><text:span text:style-name="T14">s’arrêtant</text:span><text:span text:style-name="T4"> exactement sur la même case que ce dernier</text:span></text:p>
            </text:list-item>
            <text:list-item>
              <text:p text:style-name="P19"><text:span text:style-name="T4">Le pions ZEN change d’équipe en fonction de l’intérêt de la personne dont c’est le tour</text:span></text:p>
            </text:list-item>
            <text:list-item>
              <text:p text:style-name="P20"><text:span text:style-name="T4">Le pion ZEN peut être retiré comme un simple pion si c’est le souhait du joueur dont c’est le tour</text:span></text:p>
            </text:list-item>
          </text:list>
        </text:list-item>
        <text:list-item>
          <text:p text:style-name="P17"><text:span text:style-name="T4">Avoir un mode 2 joueur (local)</text:span></text:p>
        </text:list-item>
        <text:list-item>
          <text:p text:style-name="P17"><text:span text:style-name="T4">Avoir un mode « contre la machine »</text:span></text:p>
        </text:list-item>
      </text:list>
      <text:h text:style-name="P24" text:outline-level="1"><text:soft-page-break/>3) Évolutions éventuelles (fonctionnalités avancées) :</text:h>
      <text:p text:style-name="P8"><text:span text:style-name="T5">L</text:span><text:span text:style-name="T4">es fon</text:span><text:span text:style-name="T8">ctionnalité avancées sont celle qui améliorent l’expérience de jeu, et ajoute</text:span><text:span text:style-name="T9">nt</text:span><text:span text:style-name="T8"> des options non-essentielles, mais utiles/amusantes. </text:span><text:span text:style-name="T9">Ces dernières ne sont pas obligatoire dans le rendu final dans le sens où aucun engagement n’a été pris de ce côté là. Mais ils est nécessaire de lister ces fonctionnalités, car elles serviront de limites dans lesquelles rester lors de la conception/implémentation, pour ne pas se disperser.</text:span></text:p>
      <text:p text:style-name="P11"/>
      <text:p text:style-name="P8"><text:span text:style-name="T9">//</text:span><text:span text:style-name="T10">liste</text:span></text:p>
      <text:p text:style-name="P8"><text:span text:style-name="T10">//</text:span><text:span text:style-name="T15">idée : mode initié, différents difficulté en contre l’orinateur</text:span></text:p>
      <text:p text:style-name="P5"/>
      <text:h text:style-name="P24" text:outline-level="1">4) Description des interfaces et interactions utilisateurs :</text:h>
      <text:p text:style-name="P12"/>
      <text:p text:style-name="P7"><text:span text:style-name="T5">//</text:span><text:span text:style-name="T11">description</text:span></text:p>
      <text:p text:style-name="P13"/>
      <text:p text:style-name="P13">//visuels</text:p>
      <text:p text:style-name="P5"/>
      <text:h text:style-name="P23" text:outline-level="1"><text:span text:style-name="T1">5) </text:span>Plans de test :</text:h>
      <text:p text:style-name="P5"/>
      <text:h text:style-name="P25" text:outline-level="1"><text:span text:style-name="T1">6) </text:span>Contenu des livrables :</text:h>
      <text:p text:style-name="P14"/>
      <text:p text:style-name="P9"><text:span text:style-name="T12">// </text:span><text:span text:style-name="T11">poser la question au prof</text:span></text:p>
      <text:p text:style-name="P6"/>
      <text:h text:style-name="P25" text:outline-level="1"><text:span text:style-name="T1">7) </text:span>Diagramme de Gantt :</text:h>
      <text:p text:style-name="P6"/>
      <text:h text:style-name="P25" text:outline-level="1"><text:span text:style-name="T1">8) </text:span>Diagramme MPM :</text:h>
      <text:p text:style-name="P6"/>
      <text:h text:style-name="P25" text:outline-level="1"><text:soft-page-break/><text:span text:style-name="T1">9) </text:span>Estimation du coup du projet :</text:h>
      <text:p text:style-name="P14"/>
      <text:p text:style-name="P9"><text:span text:style-name="T12">// </text:span><text:span text:style-name="T11">poser la question au pr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11:02.140881527</meta:creation-date>
    <meta:generator>LibreOffice/6.0.7.3$Linux_X86_64 LibreOffice_project/00m0$Build-3</meta:generator>
    <dc:date>2020-03-28T15:12:08.840314533</dc:date>
    <meta:editing-duration>PT1H41M40S</meta:editing-duration>
    <meta:editing-cycles>27</meta:editing-cycles>
    <meta:document-statistic meta:table-count="0" meta:image-count="0" meta:object-count="0" meta:page-count="4" meta:paragraph-count="33" meta:word-count="401" meta:character-count="2364" meta:non-whitespace-character-count="2003"/>
  </office:meta>
</office:document-meta>
</file>